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3" style:parent-style-name="Sansinterligne" style:family="paragraph">
      <style:paragraph-properties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4"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5"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text-properties fo:font-style="italic" style:font-style-asian="italic"/>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text-properties fo:font-style="italic" style:font-style-asian="italic"/>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text-properties fo:font-style="italic" style:font-style-asian="italic"/>
    </style:style>
    <style:style style:name="P20" style:parent-style-name="Normal" style:family="paragraph">
      <style:paragraph-properties fo:break-before="page"/>
      <style:text-properties fo:hyphenate="true"/>
    </style:style>
    <style:style style:name="P21" style:parent-style-name="Sansinterligne" style:family="paragraph">
      <style:text-properties fo:font-weight="bold" style:font-weight-asian="bold" fo:font-size="12pt" style:font-size-asian="12pt" style:font-size-complex="12pt"/>
    </style:style>
    <style:style style:name="T22" style:parent-style-name="Policepardéfaut" style:family="text">
      <style:text-properties fo:font-weight="bold" style:font-weight-asian="bold"/>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style:style>
    <style:style style:name="T25" style:parent-style-name="Policepardéfaut" style:family="text">
      <style:text-properties fo:font-weight="bold" style:font-weight-asian="bold"/>
    </style:style>
    <style:style style:name="P26"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27" style:parent-style-name="Sansinterligne" style:list-style-name="LFO1" style:family="paragraph"/>
    <style:style style:name="P28" style:parent-style-name="Sansinterligne" style:list-style-name="LFO1" style:family="paragraph"/>
    <style:style style:name="P29" style:parent-style-name="Sansinterligne" style:list-style-name="LFO1" style:family="paragraph"/>
    <style:style style:name="P30" style:parent-style-name="Sansinterligne" style:list-style-name="LFO1" style:family="paragraph"/>
    <style:style style:name="P31" style:parent-style-name="Sansinterligne" style:list-style-name="LFO1" style:family="paragraph"/>
    <style:style style:name="P32" style:parent-style-name="Sansinterligne" style:list-style-name="LFO1" style:family="paragraph"/>
    <style:style style:name="P33" style:parent-style-name="Sansinterligne" style:list-style-name="LFO1" style:family="paragraph"/>
    <style:style style:name="P34" style:parent-style-name="Sansinterligne" style:list-style-name="LFO1" style:family="paragraph"/>
    <style:style style:name="P35" style:parent-style-name="Sansinterligne" style:list-style-name="LFO1" style:family="paragraph"/>
    <style:style style:name="P36" style:parent-style-name="Sansinterligne" style:list-style-name="LFO1" style:family="paragraph"/>
    <style:style style:family="graphic" style:name="a21">
      <style:graphic-properties style:wrap="run-through" style:run-through="foreground" draw:fill="none" draw:stroke="solid" svg:stroke-width="0.02083in" svg:stroke-color="#000000" draw:marker-start="a19" draw:marker-end="a2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000000" draw:marker-start="a22" draw:marker-end="a23"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2083in" svg:stroke-color="#000000" draw:marker-end="a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draw:marker-end="a2"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000000" draw:marker-end="a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000000" draw:marker-end="a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2083in" svg:stroke-color="#000000" draw:marker-end="a8"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2083in" svg:stroke-color="#000000"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2083in" svg:stroke-color="#000000" draw:marker-end="a14"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000000" draw:marker-end="a17"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Compte rendu TP Technologie Web</text:p>
      <text:p text:style-name="Sansinterligne"/>
      <text:p text:style-name="Sansinterligne"/>
      <text:p text:style-name="P4">Introduction</text:p>
      <text:p text:style-name="Sansinterligne"/>
      <text:p text:style-name="Sansinterligne">Le but de ce TP est d’implémenter un<text:s/>serveur d’application web qui permets de gérer des listes en ayant un compte utilisateur.</text:p>
      <text:p text:style-name="Sansinterligne">Pour cela nous<text:s/>utilisons la base de données H2, pour<text:s/>générer<text:s/>les vues nous utilisons FreeMarker et pour gérer le contrôleur nous utilisons Spark.<text:s/></text:p>
      <text:p text:style-name="Sansinterligne">Le tout en Java.</text:p>
      <text:p text:style-name="Sansinterligne"/>
      <text:p text:style-name="P5">Fonctionnement</text:p>
      <text:p text:style-name="Sansinterligne"/>
      <text:p text:style-name="Sansinterligne"/>
      <text:p text:style-name="Sansinterligne">L’architecture de l’application est un modèle MVC (Model-Vue-Control) comme suit :</text:p>
      <text:p text:style-name="Sansinterligne"/>
      <text:p text:style-name="Sansinterligne"><draw:connector draw:type="line" svg:x1="2.10764in" svg:y1="1.79931in" svg:x2="2.84931in" svg:y2="0.94167in" draw:z-index="251685888" draw:id="id0" draw:style-name="a1" draw:name="Connecteur droit avec flèche 19" text:anchor-type="paragraph"><svg:title/><svg:desc/></draw:connector><draw:connector draw:type="line" svg:x1="3.06528in" svg:y1="1.04167in" svg:x2="2.48264in" svg:y2="1.87431in" draw:z-index="251684864" draw:id="id1" draw:style-name="a3" draw:name="Connecteur droit avec flèche 18" text:anchor-type="paragraph"><svg:title/><svg:desc/></draw:connector><draw:connector draw:type="line" svg:x1="4.79097in" svg:y1="3.45833in" svg:x2="4.79097in" svg:y2="2.55833in" draw:z-index="251683840" draw:id="id2" draw:style-name="a5" draw:name="Connecteur droit avec flèche 17" text:anchor-type="paragraph"><svg:title/><svg:desc/></draw:connector><draw:connector draw:type="line" svg:x1="5.21597in" svg:y1="2.55in" svg:x2="5.21597in" svg:y2="3.43264in" draw:z-index="251682816" draw:id="id3" draw:style-name="a7" draw:name="Connecteur droit avec flèche 16" text:anchor-type="paragraph"><svg:title/><svg:desc/></draw:connector><draw:connector draw:type="line" svg:x1="4.39028in" svg:y1="1.90764in" svg:x2="3.73264in" svg:y2="1.025in" draw:z-index="251681792" draw:id="id4" draw:style-name="a9" draw:name="Connecteur droit avec flèche 15" text:anchor-type="paragraph"><svg:title/><svg:desc/></draw:connector><draw:connector draw:type="line" svg:x1="4.02431in" svg:y1="0.90833in" svg:x2="4.81528in" svg:y2="1.78333in" draw:z-index="251680768" draw:id="id5" draw:style-name="a11" draw:name="Connecteur droit avec flèche 14" text:anchor-type="paragraph"><svg:title/><svg:desc/></draw:connector><draw:frame draw:z-index="251679744" draw:id="id6" draw:style-name="a12" draw:name="Zone de texte 2" text:anchor-type="paragraph" svg:x="0.81597in" svg:y="0.8in" svg:width="1.41667in" svg:height="0.25764in" style:rel-width="scale" style:rel-height="scale"><draw:text-box><text:p text:style-name="P6">Réponse HTTP</text:p><text:p text:style-name="P7"/><text:p text:style-name="Normal"/></draw:text-box><svg:title/><svg:desc/></draw:frame><draw:frame draw:z-index="251677696" draw:id="id7" draw:style-name="a13" draw:name="Zone de texte 2" text:anchor-type="paragraph" svg:x="0.96597in" svg:y="0.10833in" svg:width="1.20764in" svg:height="0.30764in" style:rel-width="scale" style:rel-height="scale"><draw:text-box><text:p text:style-name="Normal">Requête HTTP</text:p></draw:text-box><svg:title/><svg:desc/></draw:frame><draw:connector draw:type="line" svg:x1="2.85764in" svg:y1="0.75764in" svg:x2="0.48264in" svg:y2="0.725in" draw:z-index="251675648" draw:id="id8" draw:style-name="a15" draw:name="Connecteur droit avec flèche 11" text:anchor-type="paragraph"><svg:title/><svg:desc/></draw:connector><draw:custom-shape svg:x="-0.31736in" svg:y="0.25833in" svg:width="0.74167in" svg:height="0.71667in" draw:z-index="251671552" draw:id="id9" draw:style-name="a16" draw:name="Émoticône 7"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draw:connector draw:type="line" svg:x1="0.48264in" svg:y1="0.44167in" svg:x2="2.84931in" svg:y2="0.45764in" draw:z-index="251674624" draw:id="id10" draw:style-name="a18" draw:name="Connecteur droit avec flèche 10" text:anchor-type="paragraph"><svg:title/><svg:desc/></draw:connector><draw:connector draw:type="line" svg:x1="5.00764in" svg:y1="3.93333in" svg:x2="5.02431in" svg:y2="4.34166in" draw:z-index="251673600" draw:id="id11" draw:style-name="a21" draw:name="Connecteur droit avec flèche 9" text:anchor-type="paragraph"><svg:title/><svg:desc/></draw:connector><draw:connector draw:type="line" svg:x1="1.82431in" svg:y1="2.59167in" svg:x2="1.82431in" svg:y2="3.37431in" draw:z-index="251672576" draw:id="id12" draw:style-name="a24" draw:name="Connecteur droit avec flèche 8" text:anchor-type="paragraph"><svg:title/><svg:desc/></draw:connector><draw:frame draw:z-index="251661312" draw:id="id13" draw:style-name="a25" draw:name="Zone de texte 2" text:anchor-type="paragraph" svg:x="4.48333in" svg:y="3.475in" svg:width="1.06667in" svg:height="0.43264in" style:rel-width="scale" style:rel-height="scale"><draw:text-box><text:p text:style-name="P8">DAO</text:p><text:p text:style-name="P9"/><text:p text:style-name="Normal"/></draw:text-box><svg:title/><svg:desc/></draw:frame><draw:frame draw:z-index="251667456" draw:id="id14" draw:style-name="a26" draw:name="Zone de texte 2" text:anchor-type="paragraph" svg:x="1.3in" svg:y="3.41667in" svg:width="1.06667in" svg:height="0.43264in" style:rel-width="scale" style:rel-height="scale"><draw:text-box><text:p text:style-name="P10">Templates</text:p><text:p text:style-name="P11"/><text:p text:style-name="Normal"/></draw:text-box><svg:title/><svg:desc/></draw:frame><draw:frame draw:z-index="251665408" draw:id="id15" draw:style-name="a27" draw:name="Zone de texte 3" text:anchor-type="paragraph" svg:x="4.425in" svg:y="1.825in" svg:width="1.175in" svg:height="0.7in" style:rel-width="scale" style:rel-height="scale"><draw:text-box><text:p text:style-name="P12">Model</text:p><text:p text:style-name="P13">« Classe<text:s/>Java »</text:p><text:p text:style-name="P14"/><text:p text:style-name="Normal"/></draw:text-box><svg:title/><svg:desc/></draw:frame><draw:frame draw:z-index="251663360" draw:id="id16" draw:style-name="a28" draw:name="Zone de texte 2" text:anchor-type="paragraph" svg:x="1.27431in" svg:y="1.825in" svg:width="1.175in" svg:height="0.7in" style:rel-width="scale" style:rel-height="scale"><draw:text-box><text:p text:style-name="P15">Vues</text:p><text:p text:style-name="P16">« FreeMarker »</text:p><text:p text:style-name="P17"/><text:p text:style-name="Normal"/></draw:text-box><svg:title/><svg:desc/></draw:frame><draw:frame draw:z-index="251670528" draw:id="id17" draw:style-name="a29" draw:name="Zone de texte 2" text:anchor-type="paragraph" svg:x="4.86597in" svg:y="4.66667in" svg:width="0.425in" svg:height="0.28264in" style:rel-width="scale" style:rel-height="scale"><draw:text-box><text:p text:style-name="Normal">H2</text:p></draw:text-box><svg:title/><svg:desc/></draw:frame><draw:custom-shape svg:x="4.77431in" svg:y="4.375in" svg:width="0.55764in" svg:height="0.66667in" draw:z-index="251668480" draw:id="id18" draw:style-name="a30" draw:name="Organigramme : Disque magnétique 5" text:anchor-type="paragraph"><svg:title/><svg:desc/><draw:enhanced-geometry draw:type="non-primitive" svg:viewBox="0 0 510540 60960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510540"/><draw:equation draw:name="f5" draw:formula="609600"/><draw:equation draw:name="f6" draw:formula="101600"/><draw:equation draw:name="f7" draw:formula="255270"/><draw:equation draw:name="f8" draw:formula="508000"/><draw:equation draw:name="f9" draw:formula="?f5 - ?f3"/><draw:equation draw:name="f10" draw:formula="?f4 - ?f3"/><draw:equation draw:name="f11" draw:formula="?f10 / 510540"/><draw:equation draw:name="f12" draw:formula="?f9 / 609600"/><draw:equation draw:name="f13" draw:formula="255270 / ?f11"/><draw:equation draw:name="f14" draw:formula="203200 / ?f12"/><draw:equation draw:name="f15" draw:formula="0 / ?f12"/><draw:equation draw:name="f16" draw:formula="0 / ?f11"/><draw:equation draw:name="f17" draw:formula="304800 / ?f12"/><draw:equation draw:name="f18" draw:formula="609600 / ?f12"/><draw:equation draw:name="f19" draw:formula="510540 / ?f11"/><draw:equation draw:name="f20" draw:formula="5080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frame draw:z-index="251659264" draw:id="id19" draw:style-name="a31" draw:name="Zone de texte 2" text:anchor-type="paragraph" svg:x="2.89097in" svg:y="0.31667in" svg:width="1.06667in" svg:height="0.675in" style:rel-width="scale" style:rel-height="scale"><draw:text-box><text:p text:style-name="P18">MainControl</text:p><text:p text:style-name="P19">« Spark »</text:p><text:p text:style-name="Normal"/></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ansinterligne"/>
      <text:p text:style-name="P20"/>
      <text:soft-page-break/>
      <text:p text:style-name="P21">Le principe de base :</text:p>
      <text:p text:style-name="Sansinterligne">L’utilisateur<text:s/>effectue<text:s/>une requête<text:s/><text:span text:style-name="T22">http</text:span><text:s/>sur le serveur, c’est donc le<text:s/>MainControl<text:s/>qui va<text:s/>traiter<text:s/>la requête et<text:s/>selon ce qui est demandé il va interroger le<text:s/>Model<text:s/>pour construire<text:s/>les données.</text:p>
      <text:p text:style-name="Sansinterligne">Le Model<text:s/>va<text:s/>demander<text:s/>à la DAO,<text:s/>cette dernière<text:s/>interroge la<text:s/>Base de<text:s/>Données<text:s/>via<text:s/>des requêtes<text:span text:style-name="T23"><text:s/>SQL</text:span><text:s/>et<text:s/>renvoie les réponses au Model qui<text:s/>les<text:s/>retourne au MainControl.</text:p>
      <text:p text:style-name="Sansinterligne">Le MainControl demande<text:s/>à la partie Vue de construire les vues, tout ça à partir de<text:s/><text:span text:style-name="T24">templates</text:span><text:s/>prédéfinis, en lui passant les données à afficher. La vue renvoie les fichiers HTML au MainControl. <text:s/></text:p>
      <text:p text:style-name="Sansinterligne">Le MainControl<text:s/>redirige l’utilisateur avec des réponses<text:s/><text:span text:style-name="T25">http</text:span>.</text:p>
      <text:p text:style-name="Sansinterligne"/>
      <text:p text:style-name="Sansinterligne"/>
      <text:p text:style-name="P26">Fonctionnalités de l’application</text:p>
      <text:p text:style-name="Sansinterligne"/>
      <text:p text:style-name="Sansinterligne">L’application a pour but de permettre à un utilisateur enregistré de créer et gérer des listes d’éléments, aussi bien de choses à faire, de cadeaux, de dettes, etc …</text:p>
      <text:p text:style-name="Sansinterligne"/>
      <text:p text:style-name="Sansinterligne">L’utilisateur peut tout<text:s/>d’abords se créer un compte en renseignant :</text:p>
      <text:list text:style-name="LFO1" text:continue-numbering="true">
        <text:list-item>
          <text:p text:style-name="P27">Son nom</text:p>
        </text:list-item>
        <text:list-item>
          <text:p text:style-name="P28">Son prénom</text:p>
        </text:list-item>
        <text:list-item>
          <text:p text:style-name="P29">Un nom d’utilisateur</text:p>
        </text:list-item>
        <text:list-item>
          <text:p text:style-name="P30">Un mot de passe</text:p>
        </text:list-item>
      </text:list>
      <text:p text:style-name="Sansinterligne">Avec son nom d’utilisateur et son mot de passe il peut se connecter à sa session.</text:p>
      <text:p text:style-name="Sansinterligne">Il peut également se déconnecter à tout moment.</text:p>
      <text:p text:style-name="Sansinterligne"/>
      <text:p text:style-name="Sansinterligne">L’utilisateur a ensuite accès à<text:s/>l’ensemble de<text:s/>ses listes<text:s/>sauvegardées en Base de Données, il voit le titre et la description de<text:s/>celles-ci.</text:p>
      <text:p text:style-name="Sansinterligne">Il peut alors :</text:p>
      <text:list text:style-name="LFO1" text:continue-numbering="true">
        <text:list-item>
          <text:p text:style-name="P31">Ajouter une nouvelle liste (vue d’ajout de liste)</text:p>
        </text:list-item>
        <text:list-item>
          <text:p text:style-name="P32">Supprimer une liste et ses éléments</text:p>
        </text:list-item>
        <text:list-item>
          <text:p text:style-name="P33">Cliquer sur une liste pour voir les<text:s/>divers<text:s/>éléments qu’elle contient</text:p>
        </text:list-item>
      </text:list>
      <text:p text:style-name="Sansinterligne"/>
      <text:p text:style-name="Sansinterligne">Dans le dernier cas il est redirigé sur la liste des éléments de la liste choisit. Il verra alors le titre et la description de chaque élément de la liste.</text:p>
      <text:p text:style-name="Sansinterligne">Il peut alors :</text:p>
      <text:list text:style-name="LFO1" text:continue-numbering="true">
        <text:list-item>
          <text:p text:style-name="P34">Ajouter un nouvel élément (vue d’ajout d’élément)</text:p>
        </text:list-item>
        <text:list-item>
          <text:p text:style-name="P35">Supprimer un élément</text:p>
        </text:list-item>
        <text:list-item>
          <text:p text:style-name="P36">Revenir à la liste de listes</text:p>
        </text:list-item>
      </text:list>
      <text:p text:style-name="Sansinterligne"/>
      <text:p text:style-name="Sansinterligne">Dans le cas où un utilisateur non connecté tente d’accéder aux listes de liste ou autre il est redirigé sur une page d’erreur lui demandant de se connecter ou de s’enregistr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20" svg:viewBox="0 0 20 30" svg:d="m10 0-10 30h20z"/>
    <draw:marker draw:name="a0" svg:viewBox="0 0 20 30" svg:d="m10 0-10 30h20z"/>
    <draw:marker draw:name="a8" svg:viewBox="0 0 20 30" svg:d="m10 0-10 30h20z"/>
    <draw:marker draw:name="a22" svg:viewBox="0 0 20 30" svg:d="m10 0-10 30h20z"/>
    <draw:marker draw:name="a17" svg:viewBox="0 0 20 30" svg:d="m10 0-10 30h20z"/>
    <draw:marker draw:name="a10" svg:viewBox="0 0 20 30" svg:d="m10 0-10 30h20z"/>
    <draw:marker draw:name="a2" svg:viewBox="0 0 20 30" svg:d="m10 0-10 30h20z"/>
    <draw:marker draw:name="a23" svg:viewBox="0 0 20 30" svg:d="m10 0-10 30h20z"/>
    <draw:marker draw:name="a19" svg:viewBox="0 0 20 30" svg:d="m10 0-10 30h20z"/>
    <draw:marker draw:name="a4"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P2">[Tapez ici]<text:tab/>[Tapez ici] [Tapez ici]</text:p>
      </style:header>
    </style:master-page>
    <style:master-page style:next-style-name="MP0" style:name="MPF0" style:page-layout-name="PL0">
      <style:header>
        <text:p text:style-name="En-tête">Arnould Alexis<text:tab/><text:tab/>L3 Informatique</text:p>
        <text:p text:style-name="En-tête">Maucotel Benoi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oit Maucotel</meta:initial-creator>
    <dc:creator>benoit Maucotel</dc:creator>
    <meta:creation-date>2017-12-13T09:22:00Z</meta:creation-date>
    <dc:date>2017-12-13T13:07:00Z</dc:date>
    <meta:template xlink:href="Normal" xlink:type="simple"/>
    <meta:editing-cycles>8</meta:editing-cycles>
    <meta:editing-duration>PT3540S</meta:editing-duration>
    <meta:document-statistic meta:page-count="2" meta:paragraph-count="4" meta:word-count="359" meta:character-count="2330" meta:row-count="16" meta:non-whitespace-character-count="1975"/>
  </office:meta>
</office:document-meta>
</file>